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811cm" table:align="left"/>
    </style:style>
    <style:style style:name="Tabla1.A" style:family="table-column">
      <style:table-column-properties style:column-width="0.684cm"/>
    </style:style>
    <style:style style:name="Tabla1.B" style:family="table-column">
      <style:table-column-properties style:column-width="2.411cm"/>
    </style:style>
    <style:style style:name="Tabla1.C" style:family="table-column">
      <style:table-column-properties style:column-width="2.593cm"/>
    </style:style>
    <style:style style:name="Tabla1.D" style:family="table-column">
      <style:table-column-properties style:column-width="3.12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8.811cm" table:align="left"/>
    </style:style>
    <style:style style:name="Tabla2.A" style:family="table-column">
      <style:table-column-properties style:column-width="0.688cm"/>
    </style:style>
    <style:style style:name="Tabla2.B" style:family="table-column">
      <style:table-column-properties style:column-width="2.355cm"/>
    </style:style>
    <style:style style:name="Tabla2.C" style:family="table-column">
      <style:table-column-properties style:column-width="2.648cm"/>
    </style:style>
    <style:style style:name="Tabla2.D" style:family="table-column">
      <style:table-column-properties style:column-width="3.12cm"/>
    </style:style>
    <style:style style:name="Tabla2.1" style:family="table-row">
      <style:table-row-properties style:min-row-height="0.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811cm" table:align="left"/>
    </style:style>
    <style:style style:name="Tabla3.A" style:family="table-column">
      <style:table-column-properties style:column-width="0.688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593cm"/>
    </style:style>
    <style:style style:name="Tabla3.D" style:family="table-column">
      <style:table-column-properties style:column-width="3.12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8.811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2.408cm"/>
    </style:style>
    <style:style style:name="Tabla4.C" style:family="table-column">
      <style:table-column-properties style:column-width="2.593cm"/>
    </style:style>
    <style:style style:name="Tabla4.D" style:family="table-column">
      <style:table-column-properties style:column-width="3.122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8.864cm" table:align="left"/>
    </style:style>
    <style:style style:name="Tabla5.A" style:family="table-column">
      <style:table-column-properties style:column-width="0.688cm"/>
    </style:style>
    <style:style style:name="Tabla5.B" style:family="table-column">
      <style:table-column-properties style:column-width="2.355cm"/>
    </style:style>
    <style:style style:name="Tabla5.C" style:family="table-column">
      <style:table-column-properties style:column-width="2.619cm"/>
    </style:style>
    <style:style style:name="Tabla5.D" style:family="table-column">
      <style:table-column-properties style:column-width="3.20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8.864cm" table:align="left"/>
    </style:style>
    <style:style style:name="Tabla6.A" style:family="table-column">
      <style:table-column-properties style:column-width="0.688cm"/>
    </style:style>
    <style:style style:name="Tabla6.B" style:family="table-column">
      <style:table-column-properties style:column-width="2.355cm"/>
    </style:style>
    <style:style style:name="Tabla6.C" style:family="table-column">
      <style:table-column-properties style:column-width="2.699cm"/>
    </style:style>
    <style:style style:name="Tabla6.D" style:family="table-column">
      <style:table-column-properties style:column-width="3.122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864cm" table:align="left"/>
    </style:style>
    <style:style style:name="Tabla7.A" style:family="table-column">
      <style:table-column-properties style:column-width="0.688cm"/>
    </style:style>
    <style:style style:name="Tabla7.B" style:family="table-column">
      <style:table-column-properties style:column-width="2.355cm"/>
    </style:style>
    <style:style style:name="Tabla7.C" style:family="table-column">
      <style:table-column-properties style:column-width="2.672cm"/>
    </style:style>
    <style:style style:name="Tabla7.D" style:family="table-column">
      <style:table-column-properties style:column-width="3.14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8.864cm" table:align="left"/>
    </style:style>
    <style:style style:name="Tabla8.A" style:family="table-column">
      <style:table-column-properties style:column-width="0.688cm"/>
    </style:style>
    <style:style style:name="Tabla8.B" style:family="table-column">
      <style:table-column-properties style:column-width="2.355cm"/>
    </style:style>
    <style:style style:name="Tabla8.C" style:family="table-column">
      <style:table-column-properties style:column-width="2.725cm"/>
    </style:style>
    <style:style style:name="Tabla8.D" style:family="table-column">
      <style:table-column-properties style:column-width="3.096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8.943cm" table:align="left"/>
    </style:style>
    <style:style style:name="Tabla9.A" style:family="table-column">
      <style:table-column-properties style:column-width="0.688cm"/>
    </style:style>
    <style:style style:name="Tabla9.B" style:family="table-column">
      <style:table-column-properties style:column-width="2.461cm"/>
    </style:style>
    <style:style style:name="Tabla9.C" style:family="table-column">
      <style:table-column-properties style:column-width="2.514cm"/>
    </style:style>
    <style:style style:name="Tabla9.D" style:family="table-column">
      <style:table-column-properties style:column-width="3.281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8.943cm" table:align="left"/>
    </style:style>
    <style:style style:name="Tabla10.A" style:family="table-column">
      <style:table-column-properties style:column-width="0.688cm"/>
    </style:style>
    <style:style style:name="Tabla10.B" style:family="table-column">
      <style:table-column-properties style:column-width="2.491cm"/>
    </style:style>
    <style:style style:name="Tabla10.C" style:family="table-column">
      <style:table-column-properties style:column-width="2.563cm"/>
    </style:style>
    <style:style style:name="Tabla10.D" style:family="table-column">
      <style:table-column-properties style:column-width="3.201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8.943cm" table:align="left"/>
    </style:style>
    <style:style style:name="Tabla11.A" style:family="table-column">
      <style:table-column-properties style:column-width="0.637cm"/>
    </style:style>
    <style:style style:name="Tabla11.B" style:family="table-column">
      <style:table-column-properties style:column-width="2.512cm"/>
    </style:style>
    <style:style style:name="Tabla11.C" style:family="table-column">
      <style:table-column-properties style:column-width="2.593cm"/>
    </style:style>
    <style:style style:name="Tabla11.D" style:family="table-column">
      <style:table-column-properties style:column-width="3.201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0.354cm" table:align="left"/>
    </style:style>
    <style:style style:name="Tabla12.A" style:family="table-column">
      <style:table-column-properties style:column-width="2.843cm"/>
    </style:style>
    <style:style style:name="Tabla12.B" style:family="table-column">
      <style:table-column-properties style:column-width="3.986cm"/>
    </style:style>
    <style:style style:name="Tabla12.C" style:family="table-column">
      <style:table-column-properties style:column-width="3.524cm"/>
    </style:style>
    <style:style style:name="Tabla1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officeooo:rsid="0003038b" officeooo:paragraph-rsid="0003038b"/>
    </style:style>
    <style:style style:name="P2" style:family="paragraph" style:parent-style-name="Standard">
      <style:text-properties fo:color="#2a6099" loext:opacity="100%" style:font-name="Courier New" officeooo:rsid="0003038b" officeooo:paragraph-rsid="0003038b"/>
    </style:style>
    <style:style style:name="P3" style:family="paragraph" style:parent-style-name="Standard">
      <style:text-properties style:use-window-font-color="true" loext:opacity="0%" style:font-name="Courier New" officeooo:rsid="0003038b" officeooo:paragraph-rsid="0003038b"/>
    </style:style>
    <style:style style:name="P4" style:family="paragraph" style:parent-style-name="Standard">
      <style:text-properties fo:color="#2a6099" loext:opacity="100%" style:font-name="Courier New" officeooo:rsid="0005767f" officeooo:paragraph-rsid="0005767f"/>
    </style:style>
    <style:style style:name="P5" style:family="paragraph" style:parent-style-name="Text_20_body">
      <style:text-properties fo:color="#2a6099" loext:opacity="100%" style:font-name="Courier New" officeooo:rsid="0005767f" officeooo:paragraph-rsid="0005767f"/>
    </style:style>
    <style:style style:name="P6" style:family="paragraph" style:parent-style-name="Heading_20_3">
      <style:text-properties fo:color="#2a6099" loext:opacity="100%" style:font-name="Courier New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Courier New"/>
    </style:style>
    <style:style style:name="P9" style:family="paragraph" style:parent-style-name="Text_20_body" style:list-style-name="L1">
      <style:text-properties fo:color="#2a6099" loext:opacity="100%" style:font-name="Courier New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  <style:text-properties fo:color="#2a6099" loext:opacity="100%" style:font-name="Courier New"/>
    </style:style>
    <style:style style:name="P12" style:family="paragraph" style:parent-style-name="Text_20_body" style:list-style-name="L2">
      <style:text-properties fo:color="#2a6099" loext:opacity="100%" style:font-name="Courier New"/>
    </style:style>
    <style:style style:name="P13" style:family="paragraph" style:parent-style-name="Table_20_Heading">
      <style:text-properties fo:color="#2a6099" loext:opacity="100%" style:font-name="Courier New"/>
    </style:style>
    <style:style style:name="P14" style:family="paragraph" style:parent-style-name="Table_20_Contents">
      <style:text-properties fo:color="#2a6099" loext:opacity="100%" style:font-name="Courier New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T1" style:family="text">
      <style:text-properties officeooo:rsid="000462b6"/>
    </style:style>
    <style:style style:name="T2" style:family="text">
      <style:text-properties fo:color="#2a6099" loext:opacity="100%" style:font-name="Courier New"/>
    </style:style>
    <style:style style:name="T3" style:family="text">
      <style:text-properties officeooo:rsid="00066c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2</text:p>
      <text:p text:style-name="P1"/>
      <text:p text:style-name="P1">Ángel García Pérez 1º DAW <text:tab/><text:tab/><text:tab/><text:tab/><text:tab/><text:tab/><text:tab/>24/25</text:p>
      <text:p text:style-name="P1"/>
      <text:p text:style-name="P1"/>
      <text:p text:style-name="P1">1. Investigue y explique con sus palabras en qué consiste el método de búsqueda binaria en ficheros.</text:p>
      <text:p text:style-name="P1"/>
      <text:p text:style-name="P2">Es un algoritmo <text:span text:style-name="T1">muy eficiente </text:span>de búsqueda que encuentra la posición de un valor objetivo. </text:p>
      <text:p text:style-name="P2">Funciona dividiendo repetidamente el espacio de búsqueda a la mitad, lo que reduce la cantidad de comparaciones necesarias para encontrar dicho archivo.</text:p>
      <text:p text:style-name="P2"/>
      <text:p text:style-name="P2">Funciona de la siguiente manera:</text:p>
      <text:p text:style-name="P2"/>
      <text:p text:style-name="P2">1. Accede a la posición media del archivo, leyendo los datos en esa posición.</text:p>
      <text:p text:style-name="P2"/>
      <text:p text:style-name="P2">2. Compara el dato leído con el valor buscado, si el valor buscado es menor que el dato leído, volverá a repetir el proceso en la mitad inferior del bloque. Si el valor buscado es mayor al dato leído, repetirá el proceso en la parte superior del bloque.</text:p>
      <text:p text:style-name="P2"/>
      <text:p text:style-name="P2">3. El proceso se repetirá hasta que encuentre el valor o hasta que se quede sin partes del archivo por examinar.</text:p>
      <text:p text:style-name="P2"/>
      <text:p text:style-name="P3">2. Realice un ejemplo de búsqueda secuencial y binaria en clase suponiendo que tiene que acceder a un valor dentro de un conjunto ordenado de valores. Compute y compare el número de lecturas en ambos procesos para varios valores de búsqueda.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ID</text:p>
            </table:table-cell>
            <table:table-cell table:style-name="Tabla1.A1" office:value-type="string">
              <text:p text:style-name="Table_20_Heading">Nombre</text:p>
            </table:table-cell>
            <table:table-cell table:style-name="Tabla1.A1" office:value-type="string">
              <text:p text:style-name="Table_20_Heading">Localidad</text:p>
            </table:table-cell>
            <table:table-cell table:style-name="Tabla1.A1" office:value-type="string">
              <text:p text:style-name="Table_20_Heading">Teléfono</text:p>
            </table:table-cell>
          </table:table-row>
        </table:table-header-rows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Juan Pérez</text:p>
          </table:table-cell>
          <table:table-cell table:style-name="Tabla2.A1" office:value-type="string">
            <text:p text:style-name="Table_20_Contents">Madrid</text:p>
          </table:table-cell>
          <table:table-cell table:style-name="Tabla2.A1" office:value-type="string">
            <text:p text:style-name="Table_20_Contents">654-123-456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María López</text:p>
          </table:table-cell>
          <table:table-cell table:style-name="Tabla3.A1" office:value-type="string">
            <text:p text:style-name="Table_20_Contents">Barcelona</text:p>
          </table:table-cell>
          <table:table-cell table:style-name="Tabla3.A1" office:value-type="string">
            <text:p text:style-name="Table_20_Contents">687-987-654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Carlos García</text:p>
          </table:table-cell>
          <table:table-cell table:style-name="Tabla4.A1" office:value-type="string">
            <text:p text:style-name="Table_20_Contents">Valencia</text:p>
          </table:table-cell>
          <table:table-cell table:style-name="Tabla4.A1" office:value-type="string">
            <text:p text:style-name="Table_20_Contents">622-456-789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Table_20_Contents">4</text:p>
          </table:table-cell>
          <table:table-cell table:style-name="Tabla5.A1" office:value-type="string">
            <text:p text:style-name="Table_20_Contents">Ana Fernández</text:p>
          </table:table-cell>
          <table:table-cell table:style-name="Tabla5.A1" office:value-type="string">
            <text:p text:style-name="Table_20_Contents">Sevilla</text:p>
          </table:table-cell>
          <table:table-cell table:style-name="Tabla5.A1" office:value-type="string">
            <text:p text:style-name="Table_20_Contents">699-345-678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Table_20_Contents">5</text:p>
          </table:table-cell>
          <table:table-cell table:style-name="Tabla6.A1" office:value-type="string">
            <text:p text:style-name="Table_20_Contents">Luis Martínez</text:p>
          </table:table-cell>
          <table:table-cell table:style-name="Tabla6.A1" office:value-type="string">
            <text:p text:style-name="Table_20_Contents">Bilbao</text:p>
          </table:table-cell>
          <table:table-cell table:style-name="Tabla6.A1" office:value-type="string">
            <text:p text:style-name="Table_20_Contents">612-789-123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Table_20_Contents">6</text:p>
          </table:table-cell>
          <table:table-cell table:style-name="Tabla7.A1" office:value-type="string">
            <text:p text:style-name="Table_20_Contents">Laura Sánchez</text:p>
          </table:table-cell>
          <table:table-cell table:style-name="Tabla7.A1" office:value-type="string">
            <text:p text:style-name="Table_20_Contents">Zaragoza</text:p>
          </table:table-cell>
          <table:table-cell table:style-name="Tabla7.A1" office:value-type="string">
            <text:p text:style-name="Table_20_Contents">611-234-567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Table_20_Contents">7</text:p>
          </table:table-cell>
          <table:table-cell table:style-name="Tabla8.A1" office:value-type="string">
            <text:p text:style-name="Table_20_Contents">Pedro Rodríguez</text:p>
          </table:table-cell>
          <table:table-cell table:style-name="Tabla8.A1" office:value-type="string">
            <text:p text:style-name="Table_20_Contents">Málaga</text:p>
          </table:table-cell>
          <table:table-cell table:style-name="Tabla8.A1" office:value-type="string">
            <text:p text:style-name="Table_20_Contents">678-321-890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Table_20_Contents">8</text:p>
          </table:table-cell>
          <table:table-cell table:style-name="Tabla9.A1" office:value-type="string">
            <text:p text:style-name="Table_20_Contents">Marta Díaz</text:p>
          </table:table-cell>
          <table:table-cell table:style-name="Tabla9.A1" office:value-type="string">
            <text:p text:style-name="Table_20_Contents">Alicante</text:p>
          </table:table-cell>
          <table:table-cell table:style-name="Tabla9.A1" office:value-type="string">
            <text:p text:style-name="Table_20_Contents">688-567-890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Table_20_Contents">9</text:p>
          </table:table-cell>
          <table:table-cell table:style-name="Tabla10.A1" office:value-type="string">
            <text:p text:style-name="Table_20_Contents">Sergio Romero</text:p>
          </table:table-cell>
          <table:table-cell table:style-name="Tabla10.A1" office:value-type="string">
            <text:p text:style-name="Table_20_Contents">Córdoba</text:p>
          </table:table-cell>
          <table:table-cell table:style-name="Tabla10.A1" office:value-type="string">
            <text:p text:style-name="Table_20_Contents">625-345-234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Table_20_Contents">10</text:p>
          </table:table-cell>
          <table:table-cell table:style-name="Tabla11.A1" office:value-type="string">
            <text:p text:style-name="Table_20_Contents">Clara González</text:p>
          </table:table-cell>
          <table:table-cell table:style-name="Tabla11.A1" office:value-type="string">
            <text:p text:style-name="Table_20_Contents">Granada</text:p>
          </table:table-cell>
          <table:table-cell table:style-name="Tabla11.A1" office:value-type="string">
            <text:p text:style-name="Table_20_Contents">645-876-543</text:p>
          </table:table-cell>
        </table:table-row>
      </table:table>
      <text:p text:style-name="P5"><text:soft-page-break/>Vamos a buscar el <text:span text:style-name="Strong_20_Emphasis">ID 7 (Pedro Rodríguez)</text:span> y el <text:span text:style-name="Strong_20_Emphasis">ID 1 (Juan Pérez)</text:span> para comparar la eficiencia de ambos métodos.</text:p>
      <text:h text:style-name="P6" text:outline-level="3">Búsqueda Secuencial</text:h>
      <text:list text:style-name="L1">
        <text:list-item>
          <text:p text:style-name="P7"><text:span text:style-name="T2">Para buscar el </text:span><text:span text:style-name="Strong_20_Emphasis"><text:span text:style-name="T2">ID 7</text:span></text:span><text:span text:style-name="T2">:</text:span></text:p>
          <text:list>
            <text:list-item>
              <text:p text:style-name="P8">Comparamos con el ID 1 → No es el valor buscado.</text:p>
            </text:list-item>
            <text:list-item>
              <text:p text:style-name="P8">Comparamos con el ID 2 → No es el valor buscado.</text:p>
            </text:list-item>
            <text:list-item>
              <text:p text:style-name="P8">Comparamos con el ID 3 → No es el valor buscado.</text:p>
            </text:list-item>
            <text:list-item>
              <text:p text:style-name="P8">Comparamos con el ID 4 → No es el valor buscado.</text:p>
            </text:list-item>
            <text:list-item>
              <text:p text:style-name="P8">Comparamos con el ID 5 → No es el valor buscado.</text:p>
            </text:list-item>
            <text:list-item>
              <text:p text:style-name="P8">Comparamos con el ID 6 → No es el valor buscado.</text:p>
            </text:list-item>
            <text:list-item>
              <text:p text:style-name="P9">Comparamos con el ID 7 → ¡Es el valor buscado!</text:p>
            </text:list-item>
          </text:list>
          <text:p text:style-name="P7"><text:span text:style-name="Strong_20_Emphasis"><text:span text:style-name="T2">Total de 7 lecturas</text:span></text:span><text:span text:style-name="T2">.</text:span></text:p>
        </text:list-item>
        <text:list-item>
          <text:p text:style-name="P7"><text:span text:style-name="T2">Para buscar el </text:span><text:span text:style-name="Strong_20_Emphasis"><text:span text:style-name="T2">ID 1</text:span></text:span><text:span text:style-name="T2">:</text:span></text:p>
          <text:list>
            <text:list-item>
              <text:p text:style-name="P9">Comparamos con el ID 1 → ¡Es el valor buscado en la primera comparación!</text:p>
            </text:list-item>
          </text:list>
          <text:p text:style-name="P7"><text:span text:style-name="Strong_20_Emphasis"><text:span text:style-name="T2">Total de 1 lectura</text:span></text:span><text:span text:style-name="T2">.</text:span></text:p>
        </text:list-item>
      </text:list>
      <text:h text:style-name="P6" text:outline-level="3">Búsqueda Binaria</text:h>
      <text:list text:style-name="L2">
        <text:list-item>
          <text:p text:style-name="P10"><text:span text:style-name="T2">Para buscar el </text:span><text:span text:style-name="Strong_20_Emphasis"><text:span text:style-name="T2">ID 7</text:span></text:span><text:span text:style-name="T2">:</text:span></text:p>
          <text:list>
            <text:list-item>
              <text:p text:style-name="P11">La tabla tiene 10 elementos. Comparamos con el valor del medio (ID 5, posición 5) → 7 es mayor.</text:p>
            </text:list-item>
            <text:list-item>
              <text:p text:style-name="P11">Tomamos la mitad superior: [6, 7, 8, 9, 10].</text:p>
            </text:list-item>
            <text:list-item>
              <text:p text:style-name="P11">Comparamos con el valor medio de la nueva mitad (ID 8, posición 8) → 7 es menor.</text:p>
            </text:list-item>
            <text:list-item>
              <text:p text:style-name="P11">Tomamos la mitad inferior: [6, 7].</text:p>
            </text:list-item>
            <text:list-item>
              <text:p text:style-name="P12">Comparamos con el valor medio (ID 7, posición 7) → ¡Es el valor buscado!</text:p>
            </text:list-item>
          </text:list>
          <text:p text:style-name="P10"><text:span text:style-name="Strong_20_Emphasis"><text:span text:style-name="T2">Total de 3 lecturas</text:span></text:span><text:span text:style-name="T2">.</text:span></text:p>
        </text:list-item>
        <text:list-item>
          <text:p text:style-name="P10"><text:span text:style-name="T2">Para buscar el </text:span><text:span text:style-name="Strong_20_Emphasis"><text:span text:style-name="T2">ID 1</text:span></text:span><text:span text:style-name="T2">:</text:span></text:p>
          <text:list>
            <text:list-item>
              <text:p text:style-name="P11">Comparamos con el valor del medio (ID 5, posición 5) → 1 es menor.</text:p>
            </text:list-item>
            <text:list-item>
              <text:p text:style-name="P11">Tomamos la mitad inferior: [1, 2, 3, 4].</text:p>
            </text:list-item>
            <text:list-item>
              <text:p text:style-name="P11">Comparamos con el valor medio de la nueva mitad (ID 2, posición 2) → 1 es menor.</text:p>
            </text:list-item>
            <text:list-item>
              <text:p text:style-name="P11">Tomamos la mitad inferior: [1].</text:p>
            </text:list-item>
            <text:list-item>
              <text:p text:style-name="P12">Comparamos con el valor medio (ID 1, posición 1) → ¡Es el valor buscado!</text:p>
            </text:list-item>
          </text:list>
          <text:p text:style-name="P10"><text:span text:style-name="Strong_20_Emphasis"><text:span text:style-name="T2">Total de 3 lecturas</text:span></text:span><text:span text:style-name="T2">.</text:span></text:p>
        </text:list-item>
      </text:list>
      <text:h text:style-name="P6" text:outline-level="3"><text:soft-page-break/>Comparación del Número de Lecturas<text:span text:style-name="T3">ñ</text:span></text:h>
      <table:table table:name="Tabla12" table:style-name="Tabla12">
        <table:table-column table:style-name="Tabla12.A"/>
        <table:table-column table:style-name="Tabla12.B"/>
        <table:table-column table:style-name="Tabla12.C"/>
        <table:table-header-rows>
          <table:table-row>
            <table:table-cell table:style-name="Tabla12.A1" office:value-type="string">
              <text:p text:style-name="P13">Valor Buscado</text:p>
            </table:table-cell>
            <table:table-cell table:style-name="Tabla12.A1" office:value-type="string">
              <text:p text:style-name="P13">Búsqueda Secuencial</text:p>
            </table:table-cell>
            <table:table-cell table:style-name="Tabla12.A1" office:value-type="string">
              <text:p text:style-name="P13">Búsqueda Binaria</text:p>
            </table:table-cell>
          </table:table-row>
        </table:table-header-rows>
        <table:table-row>
          <table:table-cell table:style-name="Tabla12.A1" office:value-type="string">
            <text:p text:style-name="P14">ID 7</text:p>
          </table:table-cell>
          <table:table-cell table:style-name="Tabla12.A1" office:value-type="string">
            <text:p text:style-name="P14">7 lecturas</text:p>
          </table:table-cell>
          <table:table-cell table:style-name="Tabla12.A1" office:value-type="string">
            <text:p text:style-name="P14">3 lecturas</text:p>
          </table:table-cell>
        </table:table-row>
        <table:table-row>
          <table:table-cell table:style-name="Tabla12.A1" office:value-type="string">
            <text:p text:style-name="P14">ID 1</text:p>
          </table:table-cell>
          <table:table-cell table:style-name="Tabla12.A1" office:value-type="string">
            <text:p text:style-name="P14">1 lectura</text:p>
          </table:table-cell>
          <table:table-cell table:style-name="Tabla12.A1" office:value-type="string">
            <text:p text:style-name="P14">3 lecturas</text:p>
          </table:table-cell>
        </table:table-row>
      </table:table>
      <text:h text:style-name="P6" text:outline-level="3">Análisis</text:h>
      <text:list text:style-name="L3">
        <text:list-item>
          <text:p text:style-name="P15"><text:span text:style-name="T2">En la </text:span><text:span text:style-name="Strong_20_Emphasis"><text:span text:style-name="T2">búsqueda secuencial</text:span></text:span><text:span text:style-name="T2">, el número de lecturas depende de la posición del valor en la lista. Si el valor está cerca del principio, como en el caso del </text:span><text:span text:style-name="Strong_20_Emphasis"><text:span text:style-name="T2">ID 1</text:span></text:span><text:span text:style-name="T2">, el número de lecturas es bajo. Pero para valores más cercanos al final, como el </text:span><text:span text:style-name="Strong_20_Emphasis"><text:span text:style-name="T2">ID 7</text:span></text:span><text:span text:style-name="T2">, el número de lecturas es alto.</text:span></text:p>
        </text:list-item>
        <text:list-item>
          <text:p text:style-name="P16"><text:span text:style-name="T2">En la </text:span><text:span text:style-name="Strong_20_Emphasis"><text:span text:style-name="T2">búsqueda binaria</text:span></text:span><text:span text:style-name="T2">, el número de lecturas es mucho más constante y eficiente, especialmente en listas largas. Aunque en este caso específico para el </text:span><text:span text:style-name="Strong_20_Emphasis"><text:span text:style-name="T2">ID 1</text:span></text:span><text:span text:style-name="T2"> la secuencial fue más rápida, la binaria sigue siendo más eficiente en general para conjuntos más grandes.</text:span></text:p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17:17.886000000</meta:creation-date>
    <dc:date>2024-09-30T10:30:16.030000000</dc:date>
    <meta:editing-duration>PT50M11S</meta:editing-duration>
    <meta:editing-cycles>5</meta:editing-cycles>
    <meta:generator>LibreOffice/24.8.1.2$Windows_X86_64 LibreOffice_project/87fa9aec1a63e70835390b81c40bb8993f1d4ff6</meta:generator>
    <meta:document-statistic meta:table-count="12" meta:image-count="0" meta:object-count="0" meta:page-count="3" meta:paragraph-count="96" meta:word-count="665" meta:character-count="3479" meta:non-whitespace-character-count="2926"/>
  </office:meta>
</office:document-meta>
</file>